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702" officeooo:paragraph-rsid="000b2702"/>
    </style:style>
    <style:style style:name="P2" style:family="paragraph" style:parent-style-name="Standard" style:list-style-name="L1">
      <style:text-properties officeooo:rsid="000b2702" officeooo:paragraph-rsid="000b2702"/>
    </style:style>
    <style:style style:name="P3" style:family="paragraph" style:parent-style-name="Standard">
      <style:paragraph-properties fo:text-align="start" style:justify-single-word="false"/>
      <style:text-properties officeooo:rsid="000b2702" officeooo:paragraph-rsid="000b2702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b2702" officeooo:paragraph-rsid="000b2702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eguntas vídeo trazado</text:p>
      <text:p text:style-name="P3"/>
      <text:p text:style-name="P3">Nombre:</text:p>
      <text:p text:style-name="P3"/>
      <text:p text:style-name="P3"/>
      <text:list xml:id="list3177493999669805994" text:style-name="L1">
        <text:list-item>
          <text:p text:style-name="P2">¿Por qué es importante hacer todos los trazos desde una línea base, un borde o una arista?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1325767125289" text:continue-numbering="true" text:style-name="L1">
        <text:list-item>
          <text:p text:style-name="P2">¿Para qué se utiliza la escuadra?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1324748160120" text:continue-numbering="true" text:style-name="L1">
        <text:list-item>
          <text:p text:style-name="P2">¿Qué función tiene el escalímetro?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1325189887568" text:continue-numbering="true" text:style-name="L1">
        <text:list-item>
          <text:p text:style-name="P2">¿Qué debe ser más duro el elemento trazador o el propio metal base? ¿Por qué?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1325386523623" text:continue-numbering="true" text:style-name="L1">
        <text:list-item>
          <text:p text:style-name="P2">¿Qué importancia y función tendría el nivel en las operaciones de trazado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7T07:09:45.584798882</meta:creation-date>
    <dc:date>2023-11-27T07:13:24.167731430</dc:date>
    <meta:editing-duration>P0D</meta:editing-duration>
    <meta:editing-cycles>1</meta:editing-cycles>
    <meta:document-statistic meta:table-count="0" meta:image-count="0" meta:object-count="0" meta:page-count="1" meta:paragraph-count="7" meta:word-count="64" meta:character-count="359" meta:non-whitespace-character-count="296"/>
    <meta:generator>LibreOffice/4.2.8.2$Linux_x86 LibreOffice_project/420m0$Build-2</meta:generator>
  </office:meta>
</office:document-meta>
</file>